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965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wrap-option="wrap" style:vertical-align="top"/>
      <style:text-properties style:text-line-through-style="solid" style:text-line-through-type="singl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column table:style-name="co2" table:number-columns-repeated="960" table:default-cell-style-name="ce21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/>
          <table:table-cell table:style-name="ce21" office:value-type="string" calcext:value-type="string">
            <text:p>Life-update</text:p>
            <text:p>Button verändern zu in Bearbeitung Abbrechen etc.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6" office:value-type="string" calcext:value-type="string">
            <text:p>Starten von Server Client als Root nötig?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102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8" office:value-type="string" calcext:value-type="string">
            <text:p>App Auswahl höher etwas größer</text:p>
          </table:table-cell>
          <table:table-cell table:style-name="ce18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2">
          <table:table-cell table:style-name="ce11" table:number-columns-repeated="4"/>
          <table:table-cell table:number-columns-repeated="102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8" office:value-type="string" calcext:value-type="string">
            <text:p>Notification einheitliche Breite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1020"/>
        </table:table-row>
        <table:table-row table:style-name="ro2" table:number-rows-repeated="1042">
          <table:table-cell table:style-name="ce11" table:number-columns-repeated="4"/>
          <table:table-cell table:number-columns-repeated="1020"/>
        </table:table-row>
        <table:table-row table:style-name="ro2" table:number-rows-repeated="1047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.00.0000</text:date>, <text:time style:data-style-name="N2" text:time-value="20:06:25.7816623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5-30T20:46:35.543212881</dc:date>
    <meta:editing-duration>PT1H4M59S</meta:editing-duration>
    <meta:editing-cycles>18</meta:editing-cycles>
    <meta:generator>LibreOffice/6.4.3.2$Linux_X86_64 LibreOffice_project/40$Build-2</meta:generator>
    <meta:document-statistic meta:table-count="1" meta:cell-count="25" meta:object-count="0"/>
  </office:meta>
</office:document-meta>
</file>